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stadística de acc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petición</text:p>
          </table:table-cell>
          <table:table-cell office:value-type="string" calcext:value-type="string">
            <text:p>Ventana</text:p>
          </table:table-cell>
          <table:table-cell office:value-type="string" calcext:value-type="string">
            <text:p>Desviación Estánda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1" calcext:value-type="float">
            <text:p>1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59" calcext:value-type="float">
            <text:p>0.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2" calcext:value-type="float">
            <text:p>2</text:p>
          </table:table-cell>
          <table:table-cell office:value-type="float" office:value="0.00778938" calcext:value-type="float">
            <text:p>0.00778938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3" calcext:value-type="float">
            <text:p>3</text:p>
          </table:table-cell>
          <table:table-cell office:value-type="float" office:value="0.0161835" calcext:value-type="float">
            <text:p>0.0161835</text:p>
          </table:table-cell>
          <table:table-cell office:value-type="float" office:value="-0.00634" calcext:value-type="float">
            <text:p>-0.00634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317" calcext:value-type="float">
            <text:p>-0.0317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4" calcext:value-type="float">
            <text:p>4</text:p>
          </table:table-cell>
          <table:table-cell office:value-type="float" office:value="0.0224294" calcext:value-type="float">
            <text:p>0.0224294</text:p>
          </table:table-cell>
          <table:table-cell office:value-type="float" office:value="0" calcext:value-type="float">
            <text:p>0</text:p>
          </table:table-cell>
          <table:table-cell office:value-type="float" office:value="0.0317" calcext:value-type="float">
            <text:p>0.0317</text:p>
          </table:table-cell>
          <table:table-cell office:value-type="float" office:value="-0.0317" calcext:value-type="float">
            <text:p>-0.0317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float" office:value="0.0161835" calcext:value-type="float">
            <text:p>0.0161835</text:p>
          </table:table-cell>
          <table:table-cell office:value-type="float" office:value="-0.00634" calcext:value-type="float">
            <text:p>-0.00634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317" calcext:value-type="float">
            <text:p>-0.0317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6" calcext:value-type="float">
            <text:p>6</text:p>
          </table:table-cell>
          <table:table-cell office:value-type="float" office:value="0.0118985" calcext:value-type="float">
            <text:p>0.0118985</text:p>
          </table:table-cell>
          <table:table-cell office:value-type="float" office:value="-0.00318" calcext:value-type="float">
            <text:p>-0.00318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159" calcext:value-type="float">
            <text:p>-0.015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7" calcext:value-type="float">
            <text:p>7</text:p>
          </table:table-cell>
          <table:table-cell office:value-type="float" office:value="0.00749533" calcext:value-type="float">
            <text:p>0.00749533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" calcext:value-type="float">
            <text:p>0</text:p>
          </table:table-cell>
          <table:table-cell office:value-type="float" office:value="-0.0159" calcext:value-type="float">
            <text:p>-0.0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 style:data-style-name="N2" text:time-value="20:42:24.5020836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tafa </meta:initial-creator>
    <meta:creation-date>2015-04-30T14:41:41.490675236</meta:creation-date>
    <dc:date>2015-05-02T20:44:04.462471665</dc:date>
    <dc:creator>Mustafa </dc:creator>
    <meta:editing-duration>P0D</meta:editing-duration>
    <meta:editing-cycles>4</meta:editing-cycles>
    <meta:generator>LibreOffice/4.2.8.2$Linux_X86_64 LibreOffice_project/420m0$Build-2</meta:generator>
    <meta:document-statistic meta:table-count="1" meta:cell-count="48" meta:object-count="0"/>
  </office:meta>
</office:document-meta>
</file>